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position="0% 100%" style:font-name="Arial" fo:font-size="12pt" fo:font-weight="bold" officeooo:rsid="002049bd" officeooo:paragraph-rsid="002049bd" style:font-size-asian="12pt" style:font-weight-asian="bold" style:font-size-complex="12pt" style:font-weight-complex="bold"/>
    </style:style>
    <style:style style:name="P2" style:family="paragraph" style:parent-style-name="Standard">
      <style:text-properties style:text-position="0% 100%" style:font-name="Arial" fo:font-size="12pt" fo:font-weight="bold" officeooo:rsid="001e5016" officeooo:paragraph-rsid="001e5016" style:font-size-asian="12pt" style:font-weight-asian="bold" style:font-size-complex="12pt" style:font-weight-complex="bold"/>
    </style:style>
    <style:style style:name="P3" style:family="paragraph" style:parent-style-name="Standard">
      <style:text-properties style:text-position="0% 100%" style:font-name="Arial" fo:font-size="12pt" fo:font-weight="bold" officeooo:rsid="001f8d72" officeooo:paragraph-rsid="001f8d72" style:font-size-asian="12pt" style:font-weight-asian="bold" style:font-size-complex="12pt" style:font-weight-complex="bold"/>
    </style:style>
    <style:style style:name="P4" style:family="paragraph" style:parent-style-name="Standard">
      <style:text-properties style:text-position="0% 100%" style:font-name="Arial" fo:font-size="12pt" fo:font-weight="bold" officeooo:paragraph-rsid="001d4717" style:font-size-asian="12pt" style:font-weight-asian="bold" style:font-size-complex="12pt" style:font-weight-complex="bold"/>
    </style:style>
    <style:style style:name="P5" style:family="paragraph" style:parent-style-name="Standard">
      <style:text-properties style:text-position="0% 100%" style:font-name="Arial" fo:font-size="12pt" officeooo:rsid="002049bd" officeooo:paragraph-rsid="002049bd" style:font-size-asian="12pt" style:font-size-complex="12pt"/>
    </style:style>
    <style:style style:name="P6" style:family="paragraph" style:parent-style-name="Standard">
      <style:text-properties style:text-position="0% 100%" style:font-name="Arial" fo:font-size="12pt" officeooo:rsid="002049bd" officeooo:paragraph-rsid="00268743" style:font-size-asian="12pt" style:font-size-complex="12pt"/>
    </style:style>
    <style:style style:name="P7" style:family="paragraph" style:parent-style-name="Standard">
      <style:text-properties style:text-position="0% 100%" style:font-name="Arial" fo:font-size="12pt" officeooo:rsid="002049bd" officeooo:paragraph-rsid="00280c6e" style:font-size-asian="12pt" style:font-size-complex="12pt"/>
    </style:style>
    <style:style style:name="P8" style:family="paragraph" style:parent-style-name="Standard">
      <style:text-properties style:text-position="0% 100%" style:font-name="Arial" fo:font-size="12pt" officeooo:rsid="001e5016" officeooo:paragraph-rsid="001e5016" style:font-size-asian="12pt" style:font-size-complex="12pt"/>
    </style:style>
    <style:style style:name="P9" style:family="paragraph" style:parent-style-name="Standard">
      <style:text-properties style:text-position="0% 100%" style:font-name="Arial" fo:font-size="12pt" officeooo:rsid="001e5016" officeooo:paragraph-rsid="001f8d72" style:font-size-asian="12pt" style:font-size-complex="12pt"/>
    </style:style>
    <style:style style:name="P10" style:family="paragraph" style:parent-style-name="Standard">
      <style:text-properties style:text-position="0% 100%" style:font-name="Arial" fo:font-size="12pt" officeooo:rsid="001e5016" officeooo:paragraph-rsid="0021ecbc" style:font-size-asian="12pt" style:font-size-complex="12pt"/>
    </style:style>
    <style:style style:name="P11" style:family="paragraph" style:parent-style-name="Standard">
      <style:text-properties style:text-position="0% 100%" style:font-name="Arial" fo:font-size="12pt" officeooo:rsid="001e5016" officeooo:paragraph-rsid="0023b09b" style:font-size-asian="12pt" style:font-size-complex="12pt"/>
    </style:style>
    <style:style style:name="P12" style:family="paragraph" style:parent-style-name="Standard">
      <style:text-properties style:text-position="0% 100%" style:font-name="Arial" fo:font-size="12pt" officeooo:rsid="001f8d72" officeooo:paragraph-rsid="001f8d72" style:font-size-asian="12pt" style:font-size-complex="12pt"/>
    </style:style>
    <style:style style:name="P13" style:family="paragraph" style:parent-style-name="Standard">
      <style:text-properties style:text-position="0% 100%" style:font-name="Arial" fo:font-size="12pt" officeooo:rsid="001f8d72" officeooo:paragraph-rsid="0023b09b" style:font-size-asian="12pt" style:font-size-complex="12pt"/>
    </style:style>
    <style:style style:name="P14" style:family="paragraph" style:parent-style-name="Standard">
      <style:text-properties style:text-position="0% 100%" style:font-name="Arial" fo:font-size="12pt" officeooo:rsid="0023b09b" officeooo:paragraph-rsid="0023b09b" style:font-size-asian="12pt" style:font-size-complex="12pt"/>
    </style:style>
    <style:style style:name="P15" style:family="paragraph" style:parent-style-name="Standard">
      <style:text-properties style:text-position="0% 100%" style:font-name="Arial" fo:font-size="12pt" officeooo:rsid="002585e3" officeooo:paragraph-rsid="002585e3" style:font-size-asian="12pt" style:font-size-complex="12pt"/>
    </style:style>
    <style:style style:name="P16" style:family="paragraph" style:parent-style-name="Standard">
      <style:text-properties style:text-position="0% 100%" style:font-name="Arial" fo:font-size="12pt" officeooo:rsid="00268743" officeooo:paragraph-rsid="00268743" style:font-size-asian="12pt" style:font-size-complex="12pt"/>
    </style:style>
    <style:style style:name="P17" style:family="paragraph" style:parent-style-name="Standard">
      <style:text-properties style:text-position="0% 100%" style:font-name="Arial" fo:font-size="12pt" officeooo:rsid="00280c6e" officeooo:paragraph-rsid="00280c6e" style:font-size-asian="12pt" style:font-size-complex="12pt"/>
    </style:style>
    <style:style style:name="P18" style:family="paragraph" style:parent-style-name="Standard">
      <style:text-properties style:text-position="0% 100%" style:font-name="Arial" fo:font-size="12pt" fo:font-weight="normal" officeooo:rsid="00280c6e" officeooo:paragraph-rsid="00280c6e" style:font-size-asian="12pt" style:font-weight-asian="normal" style:font-size-complex="12pt" style:font-weight-complex="normal"/>
    </style:style>
    <style:style style:name="P19" style:family="paragraph" style:parent-style-name="Standard">
      <style:text-properties style:text-position="0% 100%" style:font-name="Arial" fo:font-size="12pt" fo:font-style="normal" officeooo:rsid="002049bd" officeooo:paragraph-rsid="002049bd" style:font-size-asian="12pt" style:font-style-asian="normal" style:font-size-complex="12pt"/>
    </style:style>
    <style:style style:name="P20" style:family="paragraph" style:parent-style-name="Default">
      <style:text-properties style:text-position="0% 100%" style:font-name="Arial" fo:font-size="11pt" fo:font-weight="bold" officeooo:rsid="002049bd" officeooo:paragraph-rsid="002089aa" style:font-size-asian="11pt" style:font-weight-asian="bold" style:font-size-complex="11pt" style:font-weight-complex="bold"/>
    </style:style>
    <style:style style:name="P21" style:family="paragraph" style:parent-style-name="Standard">
      <style:text-properties style:text-position="0% 100%" style:font-name="Arial" fo:font-size="11pt" fo:font-weight="bold" officeooo:rsid="002049bd" officeooo:paragraph-rsid="002049bd" style:font-size-asian="11pt" style:font-weight-asian="bold" style:font-size-complex="11pt" style:font-weight-complex="bold"/>
    </style:style>
    <style:style style:name="P22" style:family="paragraph" style:parent-style-name="Standard">
      <style:text-properties style:font-name="Arial" fo:font-size="12pt" officeooo:paragraph-rsid="001d4717" style:font-size-asian="12pt" style:font-size-complex="12pt"/>
    </style:style>
    <style:style style:name="P23" style:family="paragraph" style:parent-style-name="Standard">
      <style:text-properties style:font-name="Arial" fo:font-size="12pt" fo:font-weight="bold" officeooo:paragraph-rsid="001d4717" style:font-size-asian="12pt" style:font-weight-asian="bold" style:font-size-complex="12pt" style:font-weight-complex="bold"/>
    </style:style>
    <style:style style:name="P24" style:family="paragraph" style:parent-style-name="Standard">
      <style:text-properties style:font-name="Arial" fo:font-size="16pt" style:font-size-asian="16pt" style:font-size-complex="16pt"/>
    </style:style>
    <style:style style:name="P25" style:family="paragraph" style:parent-style-name="Standard">
      <style:text-properties style:text-line-through-style="none" style:text-line-through-type="none" style:text-position="0% 100%" style:font-name="Arial" fo:font-size="12pt" style:text-underline-style="none" fo:font-weight="normal" officeooo:rsid="002a4a20" officeooo:paragraph-rsid="002a4a20" style:font-size-asian="12pt" style:font-weight-asian="normal" style:font-size-complex="12pt" style:font-weight-complex="normal"/>
    </style:style>
    <style:style style:name="P26" style:family="paragraph" style:parent-style-name="Standard">
      <style:text-properties style:text-line-through-style="none" style:text-line-through-type="none" style:text-position="0% 100%" style:font-name="Arial" fo:font-size="12pt" style:text-underline-style="none" fo:font-weight="normal" officeooo:rsid="002ab164" officeooo:paragraph-rsid="002ab164" style:font-size-asian="12pt" style:font-weight-asian="normal" style:font-size-complex="12pt" style:font-weight-complex="normal"/>
    </style:style>
    <style:style style:name="P27" style:family="paragraph" style:parent-style-name="Standard">
      <style:text-properties style:text-line-through-style="none" style:text-line-through-type="none" style:text-position="0% 100%" style:font-name="Arial" fo:font-size="12pt" style:text-underline-style="none" officeooo:rsid="002049bd" officeooo:paragraph-rsid="002049bd" style:font-size-asian="12pt" style:font-size-complex="12pt"/>
    </style:style>
    <style:style style:name="P28" style:family="paragraph" style:parent-style-name="Standard">
      <style:text-properties style:text-line-through-style="none" style:text-line-through-type="none" style:text-position="0% 100%" style:font-name="Arial" fo:font-size="12pt" fo:font-style="normal" style:text-underline-style="none" officeooo:rsid="002049bd" officeooo:paragraph-rsid="002089aa" style:font-size-asian="12pt" style:font-style-asian="normal" style:font-size-complex="12pt"/>
    </style:style>
    <style:style style:name="P29" style:family="paragraph" style:parent-style-name="Default">
      <style:text-properties style:text-line-through-style="none" style:text-line-through-type="none" style:text-position="0% 100%" style:font-name="Arial" fo:font-size="12pt" fo:font-style="normal" style:text-underline-style="none" fo:font-weight="bold" officeooo:rsid="002049bd" officeooo:paragraph-rsid="002089aa" style:font-size-asian="12pt" style:font-style-asian="normal" style:font-weight-asian="bold" style:font-size-complex="12pt" style:font-weight-complex="bold"/>
    </style:style>
    <style:style style:name="P30" style:family="paragraph" style:parent-style-name="Standard">
      <style:text-properties style:text-line-through-style="none" style:text-line-through-type="none" style:text-position="0% 100%" style:font-name="Arial" fo:font-size="11pt" style:text-underline-style="none" fo:font-weight="bold" officeooo:rsid="002049bd" officeooo:paragraph-rsid="002089aa" style:font-size-asian="11pt" style:font-weight-asian="bold" style:font-size-complex="11pt" style:font-weight-complex="bold"/>
    </style:style>
    <style:style style:name="P31" style:family="paragraph" style:parent-style-name="Default">
      <style:text-properties style:text-line-through-style="none" style:text-line-through-type="none" style:font-name="Arial" fo:font-size="12pt" style:text-underline-style="none" style:font-size-asian="12pt" style:font-size-complex="12pt"/>
    </style:style>
    <style:style style:name="P32" style:family="paragraph" style:parent-style-name="Default">
      <style:text-properties style:text-line-through-style="none" style:text-line-through-type="none" style:font-name="Arial" fo:font-size="11pt" style:text-underline-style="none" fo:font-weight="bold" style:font-size-asian="11pt" style:font-weight-asian="bold" style:font-size-complex="11pt" style:font-weight-complex="bold"/>
    </style:style>
    <style:style style:name="P33" style:family="paragraph" style:parent-style-name="Standard">
      <style:text-properties style:text-position="sub 58%" style:font-name="Arial" fo:font-size="12pt" officeooo:rsid="001e5016" officeooo:paragraph-rsid="001d4717" style:font-size-asian="12pt" style:font-size-complex="12pt"/>
    </style:style>
    <style:style style:name="P34" style:family="paragraph" style:parent-style-name="Default" style:list-style-name="L4">
      <style:text-properties style:text-position="0% 100%" style:font-name="Arial" fo:font-size="12pt" fo:font-style="normal" officeooo:rsid="002049bd" officeooo:paragraph-rsid="002089aa" style:font-size-asian="12pt" style:font-style-asian="normal" style:font-size-complex="12pt"/>
    </style:style>
    <style:style style:name="P35" style:family="paragraph" style:parent-style-name="Default" style:list-style-name="L4">
      <style:text-properties style:text-position="0% 100%" style:font-name="Arial" fo:font-size="12pt" officeooo:rsid="002049bd" officeooo:paragraph-rsid="002089aa" style:font-size-asian="12pt" style:font-size-complex="12pt"/>
    </style:style>
    <style:style style:name="P36" style:family="paragraph" style:parent-style-name="Default" style:list-style-name="L4">
      <style:text-properties style:font-name="Arial" fo:font-size="12pt" officeooo:paragraph-rsid="002089aa" style:font-size-asian="12pt" style:font-size-complex="12pt"/>
    </style:style>
    <style:style style:name="P37" style:family="paragraph" style:parent-style-name="Default" style:list-style-name="L4">
      <style:text-properties style:text-line-through-style="none" style:text-line-through-type="none" style:text-position="0% 100%" style:font-name="Arial" fo:font-size="12pt" fo:font-style="normal" style:text-underline-style="none" officeooo:rsid="002049bd" officeooo:paragraph-rsid="002089aa" style:font-size-asian="12pt" style:font-style-asian="normal" style:font-size-complex="12pt"/>
    </style:style>
    <style:style style:name="P38" style:family="paragraph" style:parent-style-name="Standard" style:list-style-name="L1">
      <style:text-properties style:text-position="0% 100%" style:font-name="Arial" fo:font-size="12pt" officeooo:rsid="002585e3" officeooo:paragraph-rsid="002585e3" style:font-size-asian="12pt" style:font-size-complex="12pt"/>
    </style:style>
    <style:style style:name="P39" style:family="paragraph" style:parent-style-name="Standard" style:list-style-name="L2">
      <style:text-properties style:text-position="0% 100%" style:font-name="Arial" fo:font-size="12pt" officeooo:rsid="002585e3" officeooo:paragraph-rsid="002585e3" style:font-size-asian="12pt" style:font-size-complex="12pt"/>
    </style:style>
    <style:style style:name="P40" style:family="paragraph" style:parent-style-name="Standard" style:list-style-name="L3">
      <style:text-properties style:text-position="0% 100%" style:font-name="Arial" fo:font-size="12pt" officeooo:rsid="00268743" officeooo:paragraph-rsid="00268743" style:font-size-asian="12pt" style:font-size-complex="12pt"/>
    </style:style>
    <style:style style:name="P41" style:family="paragraph" style:parent-style-name="Standard" style:list-style-name="L4">
      <style:text-properties style:text-position="0% 100%" style:font-name="Arial" fo:font-size="12pt" officeooo:rsid="002049bd" officeooo:paragraph-rsid="002089aa" style:font-size-asian="12pt" style:font-size-complex="12pt"/>
    </style:style>
    <style:style style:name="P42" style:family="paragraph" style:parent-style-name="Standard">
      <style:text-properties fo:color="#0062c4" loext:opacity="100%" style:font-name="Arial" fo:font-size="16pt" style:text-underline-style="solid" style:text-underline-width="auto" style:text-underline-color="font-color" fo:font-weight="bold" officeooo:rsid="001d4717" officeooo:paragraph-rsid="001d4717" style:font-size-asian="16pt" style:font-weight-asian="bold" style:font-size-complex="16pt" style:font-weight-complex="bold"/>
    </style:style>
    <style:style style:name="T1" style:family="text">
      <style:text-properties style:text-position="sub 58%"/>
    </style:style>
    <style:style style:name="T2" style:family="text">
      <style:text-properties style:text-position="sub 58%" officeooo:rsid="001d4717"/>
    </style:style>
    <style:style style:name="T3" style:family="text">
      <style:text-properties style:text-position="sub 58%" officeooo:rsid="001e5016"/>
    </style:style>
    <style:style style:name="T4" style:family="text">
      <style:text-properties style:text-position="sub 58%" officeooo:rsid="0021ecbc"/>
    </style:style>
    <style:style style:name="T5" style:family="text">
      <style:text-properties style:text-position="0% 100%" officeooo:rsid="001d4717"/>
    </style:style>
    <style:style style:name="T6" style:family="text">
      <style:text-properties style:text-position="0% 100%" officeooo:rsid="001e5016"/>
    </style:style>
    <style:style style:name="T7" style:family="text">
      <style:text-properties officeooo:rsid="001e5016"/>
    </style:style>
    <style:style style:name="T8" style:family="text">
      <style:text-properties fo:font-style="normal" style:font-style-asian="normal"/>
    </style:style>
    <style:style style:name="T9" style:family="text">
      <style:text-properties style:text-line-through-style="none" style:text-line-through-type="none" fo:font-style="normal" style:text-underline-style="none" style:font-style-asian="normal"/>
    </style:style>
    <style:style style:name="T10" style:family="text">
      <style:text-properties style:text-line-through-style="none" style:text-line-through-type="none" style:text-underline-style="none"/>
    </style:style>
    <style:style style:name="T11" style:family="text">
      <style:text-properties style:text-line-through-style="none" style:text-line-through-type="none" style:text-position="0% 100%" fo:font-style="normal" style:text-underline-style="none" officeooo:rsid="002049bd" style:font-style-asian="normal"/>
    </style:style>
    <style:style style:name="T12" style:family="text">
      <style:text-properties fo:font-weight="bold" style:font-weight-asian="bold" style:font-weight-complex="bold"/>
    </style:style>
    <style:style style:name="T13" style:family="text">
      <style:text-properties fo:font-weight="bold" officeooo:rsid="001e5016" style:font-weight-asian="bold" style:font-weight-complex="bold"/>
    </style:style>
    <style:style style:name="T14" style:family="text">
      <style:text-properties fo:font-style="italic" style:font-style-asian="italic"/>
    </style:style>
    <style:style style:name="T15" style:family="text">
      <style:text-properties style:text-position="super 58%"/>
    </style:style>
    <style:style style:name="T16" style:family="text">
      <style:text-properties style:text-position="super 58%" fo:font-weight="bold" style:font-weight-asian="bold" style:font-weight-complex="bold"/>
    </style:style>
    <style:style style:name="T17" style:family="text">
      <style:text-properties style:text-position="super 58%" officeooo:rsid="00268743"/>
    </style:style>
    <style:style style:name="T18" style:family="text">
      <style:text-properties style:text-position="super 58%" officeooo:rsid="00280c6e"/>
    </style:style>
    <style:style style:name="T19" style:family="text">
      <style:text-properties fo:font-size="11pt" style:font-size-asian="11pt" style:font-size-complex="11pt"/>
    </style:style>
    <style:style style:name="T20" style:family="text">
      <style:text-properties fo:font-size="11pt" fo:font-style="normal" style:font-size-asian="11pt" style:font-style-asian="normal" style:font-size-complex="11pt"/>
    </style:style>
    <style:style style:name="T21" style:family="text">
      <style:text-properties fo:font-size="11pt" fo:font-style="italic" style:font-size-asian="11pt" style:font-style-asian="italic" style:font-size-complex="11pt"/>
    </style:style>
    <style:style style:name="T22" style:family="text">
      <style:text-properties officeooo:rsid="0021ecbc"/>
    </style:style>
    <style:style style:name="T23" style:family="text">
      <style:text-properties officeooo:rsid="0023b09b"/>
    </style:style>
    <style:style style:name="T24" style:family="text">
      <style:text-properties officeooo:rsid="002585e3"/>
    </style:style>
    <style:style style:name="T25" style:family="text">
      <style:text-properties fo:color="#c9211e" loext:opacity="100%"/>
    </style:style>
    <style:style style:name="T26" style:family="text">
      <style:text-properties officeooo:rsid="00268743"/>
    </style:style>
    <style:style style:name="T27" style:family="text">
      <style:text-properties officeooo:rsid="00280c6e"/>
    </style:style>
    <style:style style:name="T28" style:family="text">
      <style:text-properties officeooo:rsid="002abec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Unit 1 – Information Representation - Activities</text:p>
      <text:p text:style-name="P24"/>
      <text:p text:style-name="P23">(1) Convert to decimal the following values:</text:p>
      <text:p text:style-name="P22"/>
      <text:p text:style-name="P22">a) 1001<text:span text:style-name="T2">2</text:span><text:span text:style-name="T5"> → </text:span><text:span text:style-name="T6">9</text:span><text:span text:style-name="T3">10</text:span></text:p>
      <text:p text:style-name="P22">b) 110010<text:span text:style-name="T1">2 <text:s/></text:span><text:span text:style-name="T5">→ </text:span><text:span text:style-name="T6">50</text:span><text:span text:style-name="T3">10</text:span></text:p>
      <text:p text:style-name="P22">c) 1010<text:span text:style-name="T2">2 </text:span><text:span text:style-name="T5">→ </text:span><text:span text:style-name="T6">10</text:span><text:span text:style-name="T3">10</text:span></text:p>
      <text:p text:style-name="P22">d) 100101,101<text:span text:style-name="T1">2 </text:span><text:span text:style-name="T5">→ </text:span><text:span text:style-name="T6">37,625</text:span><text:span text:style-name="T3">10</text:span></text:p>
      <text:p text:style-name="P22">e) 1011<text:span text:style-name="T1">2</text:span> <text:s/><text:span text:style-name="T5">→ </text:span><text:span text:style-name="T6">11</text:span><text:span text:style-name="T3">10</text:span></text:p>
      <text:p text:style-name="P33"/>
      <text:p text:style-name="P4">(2) Convert to binary the following values:</text:p>
      <text:p text:style-name="P4"/>
      <text:p text:style-name="P8">a) 8<text:span text:style-name="T1">10</text:span> → <text:span text:style-name="T22">1000</text:span><text:span text:style-name="T4">2</text:span></text:p>
      <text:p text:style-name="P8">b) 512<text:span text:style-name="T1">10</text:span> → <text:span text:style-name="T22">1000000000</text:span><text:span text:style-name="T4">2</text:span></text:p>
      <text:p text:style-name="P8">c) 20,625<text:span text:style-name="T1">10</text:span> → <text:span text:style-name="T22">10100,101</text:span><text:span text:style-name="T4">2</text:span></text:p>
      <text:p text:style-name="P8">d) 255<text:span text:style-name="T1">10</text:span> → <text:span text:style-name="T22">11111111</text:span><text:span text:style-name="T4">2</text:span></text:p>
      <text:p text:style-name="P8">e) 3560,75<text:span text:style-name="T1">10</text:span> → <text:span text:style-name="T22">110111101000,11</text:span><text:span text:style-name="T4">2</text:span></text:p>
      <text:p text:style-name="P8"/>
      <text:p text:style-name="P2">(3) Convert to hex the following values:</text:p>
      <text:p text:style-name="P8"/>
      <text:p text:style-name="P8">a) 100100101<text:span text:style-name="T1">2</text:span> → <text:span text:style-name="T22">125</text:span><text:span text:style-name="T4">16</text:span></text:p>
      <text:p text:style-name="P8">b) 1000000000<text:span text:style-name="T1">2</text:span> → <text:span text:style-name="T22">200</text:span><text:span text:style-name="T4">16</text:span></text:p>
      <text:p text:style-name="P8">c) 1001001<text:span text:style-name="T1">2</text:span> →<text:span text:style-name="T22">49</text:span><text:span text:style-name="T4">16</text:span></text:p>
      <text:p text:style-name="P8">d) 11111<text:span text:style-name="T1">2</text:span> →<text:span text:style-name="T22">1F</text:span><text:span text:style-name="T4">16</text:span></text:p>
      <text:p text:style-name="P8"/>
      <text:p text:style-name="P2">(4) Convert to binary the following values:</text:p>
      <text:p text:style-name="P8"/>
      <text:p text:style-name="P8">a) <text:s/>5A43<text:span text:style-name="T1">16 </text:span>→ <text:span text:style-name="T22">0101101001000011</text:span><text:span text:style-name="T4">2</text:span></text:p>
      <text:p text:style-name="P8">b) BEA<text:span text:style-name="T1">16 </text:span>→ <text:span text:style-name="T22">101111101010</text:span><text:span text:style-name="T4">2</text:span></text:p>
      <text:p text:style-name="P8">c) 23A<text:span text:style-name="T1">16 </text:span>→ <text:span text:style-name="T22">001000111010</text:span><text:span text:style-name="T4">2</text:span></text:p>
      <text:p text:style-name="P8">d) 100<text:span text:style-name="T1">16 </text:span>→ <text:span text:style-name="T22">000100000000</text:span><text:span text:style-name="T4">2</text:span></text:p>
      <text:p text:style-name="P8">e) F410<text:span text:style-name="T1">16</text:span> → <text:span text:style-name="T22">1111010000010000</text:span><text:span text:style-name="T4">2</text:span></text:p>
      <text:p text:style-name="P8"/>
      <text:p text:style-name="P2">(5) Convert to octal the following values:</text:p>
      <text:p text:style-name="P8"/>
      <text:p text:style-name="P8">a) 100101<text:span text:style-name="T1">2</text:span> → <text:span text:style-name="T22">45</text:span><text:span text:style-name="T4">8</text:span></text:p>
      <text:p text:style-name="P8">b) 11101<text:span text:style-name="T1">2</text:span> → <text:span text:style-name="T22">35</text:span><text:span text:style-name="T4">8</text:span></text:p>
      <text:p text:style-name="P8">c) 110011<text:span text:style-name="T1">2</text:span> → <text:span text:style-name="T22">63</text:span><text:span text:style-name="T4">8</text:span></text:p>
      <text:p text:style-name="P8">d) 100<text:span text:style-name="T1">2</text:span> → <text:span text:style-name="T22">4</text:span><text:span text:style-name="T4">8</text:span></text:p>
      <text:p text:style-name="P8">e) 11010101<text:span text:style-name="T1">2</text:span> → <text:span text:style-name="T22">325</text:span><text:span text:style-name="T4">8</text:span></text:p>
      <text:p text:style-name="P8"/>
      <text:p text:style-name="P2">(6) Convert to binary the following values:</text:p>
      <text:p text:style-name="P8"/>
      <text:p text:style-name="P10">a) 521<text:span text:style-name="T1">8</text:span> → <text:span text:style-name="T22">101010001</text:span><text:span text:style-name="T4">2</text:span></text:p>
      <text:p text:style-name="P10">b) 1234<text:span text:style-name="T1">8</text:span> → <text:span text:style-name="T22">001010011100</text:span><text:span text:style-name="T4">2</text:span></text:p>
      <text:p text:style-name="P10">c) 100<text:span text:style-name="T1">8</text:span> → <text:span text:style-name="T22">001000000</text:span><text:span text:style-name="T4">2</text:span></text:p>
      <text:p text:style-name="P10">d) 7543<text:span text:style-name="T1">8</text:span> → <text:span text:style-name="T22">111101100011</text:span><text:span text:style-name="T4">2</text:span></text:p>
      <text:p text:style-name="P10">e) 111<text:span text:style-name="T1">8</text:span> → <text:span text:style-name="T22">001001001</text:span><text:span text:style-name="T4">2</text:span></text:p>
      <text:p text:style-name="P8"/>
      <text:p text:style-name="P2"/>
      <text:p text:style-name="P2"/>
      <text:p text:style-name="P2"/>
      <text:p text:style-name="P2"><text:soft-page-break/>(7) Convert to decimal the following values:</text:p>
      <text:p text:style-name="P8"/>
      <text:p text:style-name="P8">a) F2A3<text:span text:style-name="T1">16</text:span> → <text:span text:style-name="T22">62115</text:span><text:span text:style-name="T4">10</text:span></text:p>
      <text:p text:style-name="P10">b) 4227<text:span text:style-name="T1">16</text:span> → <text:span text:style-name="T22">16935</text:span><text:span text:style-name="T4">10</text:span></text:p>
      <text:p text:style-name="P10">c) 4227<text:span text:style-name="T1">8</text:span> → <text:span text:style-name="T22">2199</text:span><text:span text:style-name="T4">10</text:span></text:p>
      <text:p text:style-name="P10">d) AAFF<text:span text:style-name="T1">16</text:span> → <text:span text:style-name="T22">43775</text:span><text:span text:style-name="T4">10</text:span></text:p>
      <text:p text:style-name="P8"/>
      <text:p text:style-name="P8"/>
      <text:p text:style-name="P2">(8) Convert to hex the following values:</text:p>
      <text:p text:style-name="P8"/>
      <text:p text:style-name="P9">a) 16<text:span text:style-name="T1">10</text:span> → <text:span text:style-name="T22">10</text:span><text:span text:style-name="T4">16</text:span></text:p>
      <text:p text:style-name="P10">b) 427<text:span text:style-name="T1">10</text:span> → <text:span text:style-name="T22">1AB</text:span><text:span text:style-name="T4">16</text:span></text:p>
      <text:p text:style-name="P10">c) 255<text:span text:style-name="T1">10 </text:span>→ <text:span text:style-name="T22">FF</text:span><text:span text:style-name="T4">16</text:span></text:p>
      <text:p text:style-name="P10">d) 534<text:span text:style-name="T1">10 </text:span>→ <text:span text:style-name="T22">216</text:span><text:span text:style-name="T4">16</text:span></text:p>
      <text:p text:style-name="P8"/>
      <text:p text:style-name="P2">(9) Convert to octal the following values:</text:p>
      <text:p text:style-name="P8"/>
      <text:p text:style-name="P11">a) 16<text:span text:style-name="T1">10 </text:span>→ <text:span text:style-name="T23">20</text:span><text:span text:style-name="T4">8</text:span></text:p>
      <text:p text:style-name="P11">b) 427<text:span text:style-name="T1">10 </text:span>→ <text:span text:style-name="T23">653</text:span><text:span text:style-name="T4">8</text:span></text:p>
      <text:p text:style-name="P13">c) 255<text:span text:style-name="T1">10 </text:span><text:span text:style-name="T7">→ </text:span><text:span text:style-name="T23">377</text:span><text:span text:style-name="T4">8</text:span></text:p>
      <text:p text:style-name="P13">d) 534<text:span text:style-name="T1">10 </text:span><text:span text:style-name="T7">→ </text:span><text:span text:style-name="T23">756</text:span><text:span text:style-name="T4">8</text:span></text:p>
      <text:p text:style-name="P12"/>
      <text:p text:style-name="P12"><text:span text:style-name="T13">(10) Add the numbers 4</text:span><text:span text:style-name="T12">5 + 31 in binary code.</text:span> <text:span text:style-name="T12">Check the result by performing the conversion to decimal.</text:span></text:p>
      <text:p text:style-name="P12"/>
      <text:p text:style-name="P14">45 + 31 = 86; 86<text:span text:style-name="T1">10</text:span> → 1010110<text:span text:style-name="T1">2</text:span> ; 45<text:span text:style-name="T1">10</text:span> → 101101<text:span text:style-name="T1">2</text:span> , 31<text:span text:style-name="T1">10</text:span> → 11111<text:span text:style-name="T1">2</text:span>;</text:p>
      <text:p text:style-name="P14">101101<text:span text:style-name="T1">2</text:span> + 11111<text:span text:style-name="T1">2</text:span> = 1010110<text:span text:style-name="T1">2</text:span>;</text:p>
      <text:p text:style-name="P12"/>
      <text:p text:style-name="P3"><text:span text:style-name="T7">(11) </text:span>Subtract the numbers 80 –46 in binary code. Check the result by performing the conversion to decimal.</text:p>
      <text:p text:style-name="P12"/>
      <text:p text:style-name="P14">80 – 46 = 34<text:span text:style-name="T1">10 </text:span>;<text:span text:style-name="T1"> </text:span>34<text:span text:style-name="T1">10 </text:span>→ 100010<text:span text:style-name="T1">2</text:span>; 80 → 1010000<text:span text:style-name="T1">2</text:span>, 46 → 101110<text:span text:style-name="T1">2</text:span> ; </text:p>
      <text:p text:style-name="P14">1010000<text:span text:style-name="T1">2 <text:s/></text:span>-<text:span text:style-name="T1"> </text:span>101110<text:span text:style-name="T1">2 <text:s/></text:span>→<text:span text:style-name="T1"> <text:s/></text:span>100010<text:span text:style-name="T1">2 </text:span>;</text:p>
      <text:p text:style-name="P12"/>
      <text:p text:style-name="P3">(12) Substract the numbers 109 –23 in binary code. Check the result by performing the conversion to decimal.</text:p>
      <text:p text:style-name="P12"/>
      <text:p text:style-name="P15">109 – 23 = 86; 86 → 1010110; 109 → 1101101, 23 → 10111;</text:p>
      <text:p text:style-name="P15">1101101 - <text:s/>10111 = <text:s/>1010110;</text:p>
      <text:p text:style-name="P5"/>
      <text:p text:style-name="P3">(13) Multiply the numbers 30 * 6 in binary code. Check the result by performing the conversion to decimal.</text:p>
      <text:p text:style-name="P12"/>
      <text:p text:style-name="P15">30 * 6 = 180; 30 → 11110, 6 → 110; </text:p>
      <text:p text:style-name="P15">11110 * 110 = 10110100; </text:p>
      <text:p text:style-name="P15">180 → 10110100;</text:p>
      <text:p text:style-name="P5"/>
      <text:p text:style-name="P1"/>
      <text:p text:style-name="P1"/>
      <text:p text:style-name="P1"/>
      <text:p text:style-name="P1"/>
      <text:p text:style-name="P1"/>
      <text:p text:style-name="P1"><text:soft-page-break/>(14) What is the negative representation of 58 in binary code? Give the result in sign and magnitude, 1's complement, 2's complement and Excess-K with K = 2<text:span text:style-name="T15">n-1</text:span>, all for a value of 8-bit word.</text:p>
      <text:p text:style-name="P5"/>
      <text:list xml:id="list411711855" text:style-name="L1">
        <text:list-item>
          <text:p text:style-name="P38">Signed magnitude → 10111010</text:p>
        </text:list-item>
        <text:list-item>
          <text:p text:style-name="P38">1’s complement → 11000101</text:p>
        </text:list-item>
        <text:list-item>
          <text:p text:style-name="P38">2’s complement → 11000110</text:p>
        </text:list-item>
        <text:list-item>
          <text:p text:style-name="P38">Excess-K → 01000110</text:p>
        </text:list-item>
      </text:list>
      <text:p text:style-name="P1"/>
      <text:p text:style-name="P5"><text:span text:style-name="T12">(15) What is the decimal value of 10101010 if it is represented using Excess-K with K = 2</text:span><text:span text:style-name="T16">n-1</text:span><text:span text:style-name="T12">?</text:span></text:p>
      <text:p text:style-name="P1"/>
      <text:p text:style-name="P15">214</text:p>
      <text:p text:style-name="P5"/>
      <text:p text:style-name="P1">(16) Perform the following logical operations:</text:p>
      <text:p text:style-name="P5"/>
      <text:p text:style-name="P5">a) NOT (10001001 OR <text:s/>10111001) → <text:span text:style-name="T24">01000110</text:span></text:p>
      <text:p text:style-name="P5">b) 11011011 XOR <text:s/>10111001→ <text:span text:style-name="T24">01100010</text:span></text:p>
      <text:p text:style-name="P5">c) 00000111 AND 11111111→ <text:span text:style-name="T24">00000111</text:span></text:p>
      <text:p text:style-name="P5">d) 00000111 XOR 11111111 → <text:span text:style-name="T24">11111000</text:span></text:p>
      <text:p text:style-name="P5"/>
      <text:p text:style-name="P1">(17) How many bits should I need to represent the number 62?</text:p>
      <text:p text:style-name="P5"/>
      <text:p text:style-name="P15">You’ll need at least 7 bits to represent +62 (<text:span text:style-name="T25">0</text:span>111110). This is because you need a MSB in addition to other bits. Or only 6 bits if you are using only positive numbers (no MSB).</text:p>
      <text:p text:style-name="P5"/>
      <text:p text:style-name="P5"/>
      <text:p text:style-name="P1">(18) With a 12 bits binary number, how many numbers can we represent?</text:p>
      <text:p text:style-name="P5"/>
      <text:p text:style-name="P15">2<text:span text:style-name="T15">12</text:span> numbers = 4096 numbers.</text:p>
      <text:p text:style-name="P5"/>
      <text:p text:style-name="P1">(19) What is UNICODE? How many bits are used to encode a symbol?</text:p>
      <text:p text:style-name="P5"/>
      <text:p text:style-name="P15">A standard for aplphanumerical codification. Depending on the codification, it may need:</text:p>
      <text:p text:style-name="P15"/>
      <text:list xml:id="list1853059893" text:style-name="L2">
        <text:list-item>
          <text:p text:style-name="P39">UTF8 → 1 to 6 bytes (8-48 bits)</text:p>
        </text:list-item>
        <text:list-item>
          <text:p text:style-name="P39">UTF16 → 2 to 6 bytes (16-48 bits) </text:p>
        </text:list-item>
        <text:list-item>
          <text:p text:style-name="P39">UTF 32 → 4 bytes (32 bits)</text:p>
        </text:list-item>
      </text:list>
      <text:p text:style-name="P5"/>
      <text:p text:style-name="P1">(20) Encode in decimal, octal and hex the phrase “Sistemas de representación” using the ASCII code. Note that the o is accentuated.</text:p>
      <text:p text:style-name="P5"/>
      <text:list xml:id="list1366188560" text:style-name="L3">
        <text:list-item>
          <text:p text:style-name="P40">Message → “Sistemas de representación”</text:p>
        </text:list-item>
        <text:list-item>
          <text:p text:style-name="P40"/>
        </text:list-item>
        <text:list-item>
          <text:p text:style-name="P40">DEC → 83 105 115 116 101 109 47 115 32 102 101 32 114 101 115 101 110 116 97 99 105 243 110</text:p>
        </text:list-item>
        <text:list-item>
          <text:p text:style-name="P40">OCT → 123 151 163 164 145 155 141 163 040 146 145 040 162 145 160 162 145 163 145 156 164 141 143 151 363 156</text:p>
        </text:list-item>
        <text:list-item>
          <text:p text:style-name="P40">HEX → <text:s/>53 69 73 74 65 6D 61 73 20 66 65 20 72 65 70 72 65 73 65 6E 74 61 63 69 F3 6E</text:p>
        </text:list-item>
      </text:list>
      <text:p text:style-name="P5"/>
      <text:p text:style-name="P5"/>
      <text:p text:style-name="P1"><text:soft-page-break/>(21) What is the decimal value of C19E0000? The number is represented using 32 bitsIEEE754</text:p>
      <text:p text:style-name="P5"/>
      <text:p text:style-name="P16">19,75</text:p>
      <text:p text:style-name="P5"/>
      <text:p text:style-name="P1">(22) Perform the following conversions:</text:p>
      <text:p text:style-name="P5"/>
      <text:p text:style-name="P5">a) 34 TB → <text:span text:style-name="T26">3,4 * 10</text:span><text:span text:style-name="T17">7</text:span><text:span text:style-name="T26"> </text:span>MB</text:p>
      <text:p text:style-name="P6">b) 1200 GB → <text:span text:style-name="T26">1,2 * 10</text:span><text:span text:style-name="T17">-6 </text:span>EB</text:p>
      <text:p text:style-name="P6">c) 100 Mb → <text:span text:style-name="T26">1,25 * 10</text:span><text:span text:style-name="T17">4</text:span>kB</text:p>
      <text:p text:style-name="P7">d) <text:s/>6Mb/s → <text:span text:style-name="T27">3,6288 </text:span><text:span text:style-name="T26">* 10</text:span><text:span text:style-name="T18">3</text:span>GB/week</text:p>
      <text:p text:style-name="P5"/>
      <text:p text:style-name="P1">(23) Divide the numbers 105/5 in binary code. Check the result by performing the conversion to decimal.</text:p>
      <text:p text:style-name="P5"/>
      <text:p text:style-name="P17">105 → 1101001, 5 → 101 ; 105 / 5 = 21, resto = 0; 21 → 10101;</text:p>
      <text:p text:style-name="P17">1101001 / 101 = 10101 ;</text:p>
      <text:p text:style-name="P5"/>
      <text:p text:style-name="P1">(24) How long will it take (maximum) to download a 3.5GB movie if your Internet provider tells you that it provides 100 Mb/s ? And if they told you that the error rate is 5%,?</text:p>
      <text:p text:style-name="P1"/>
      <text:p text:style-name="P18">280s = 4 min 40s; </text:p>
      <text:p text:style-name="P18">With 5% error rate → 294s = 4 min 54s; (?)</text:p>
      <text:p text:style-name="P1"/>
      <text:p text:style-name="P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25) <text:s/>In computer systems, when representing a color an RGB coding is used, so that any color is defined by the amount of Red, Green and Blue that it contains. The range of values each component can take depends on what is called<text:span text:style-name="T14">color depth</text:span><text:span text:style-name="T8">, but a general value could be 255 (or 11111111 or FF). In this way the red color would be represented by 255,0,0 or 1111111100000000000000000000(2o FF000016and an orange would be something like 255,128,0 or <text:s/>111111111000000000000000000000000000000000000(2o FF8000(16.</text:span></text:p>
      <text:p text:style-name="P1"><text:span text:style-name="T20">With this information, you must draw (with colors obviously), the image that represents the binary </text:span><text:span text:style-name="T19">code thatis indicated below. To do this, use the HTML code provided. The only thing you have to do is change the color by the code in each of the </text:span><text:span text:style-name="T21">&lt;td&gt;</text:span><text:span text:style-name="T20">of the code. By default is green (#00FF00).</text:span><text:span text:style-name="T8"> </text:span></text:p>
      <text:p text:style-name="P19"/>
      <text:list xml:id="list2706392363" text:style-name="L4">
        <text:list-item>
          <text:p text:style-name="P34">000000001111111100000000 <text:s/>→ 00FF00</text:p>
        </text:list-item>
        <text:list-item>
          <text:p text:style-name="P35"><text:span text:style-name="T8">00</text:span>0000001111111100000000 <text:s/><text:span text:style-name="T8">→ 00FF00</text:span></text:p>
        </text:list-item>
        <text:list-item>
          <text:p text:style-name="P35">000000001111101000101000 <text:s/><text:span text:style-name="T8">→ 00FA28</text:span></text:p>
        </text:list-item>
        <text:list-item>
          <text:p text:style-name="P36"><text:span text:style-name="T10">000000001111101000101000 <text:s/></text:span><text:span text:style-name="T11">→ 00FA28</text:span></text:p>
        </text:list-item>
        <text:list-item>
          <text:p text:style-name="P36"><text:span text:style-name="T10">000000001111111100000000 <text:s/></text:span><text:span text:style-name="T11">→ 00FF00</text:span></text:p>
        </text:list-item>
        <text:list-item>
          <text:p text:style-name="P36"><text:span text:style-name="T10">000000001111111100000000 </text:span><text:span text:style-name="T11">→ 00FF00</text:span></text:p>
        </text:list-item>
      </text:list>
      <text:p text:style-name="P31"/>
      <text:list xml:id="list192709633070754" text:continue-numbering="true" text:style-name="L4">
        <text:list-item>
          <text:p text:style-name="P36"><text:span text:style-name="T10">000000001111111100000000 <text:s/></text:span><text:span text:style-name="T11">→ 00FF00</text:span></text:p>
        </text:list-item>
        <text:list-item>
          <text:p text:style-name="P36"><text:span text:style-name="T10">000000001111101000101000 <text:s/></text:span><text:span text:style-name="T11">→ 00FA28</text:span></text:p>
        </text:list-item>
        <text:list-item>
          <text:p text:style-name="P36"><text:span text:style-name="T10">101010101010101011111111 </text:span><text:span text:style-name="T11">→ AAAAFF</text:span></text:p>
        </text:list-item>
        <text:list-item>
          <text:p text:style-name="P36"><text:span text:style-name="T10"><text:s/>101010101010101011111111 <text:s/></text:span><text:span text:style-name="T11">→ AAAAFF</text:span></text:p>
        </text:list-item>
        <text:list-item>
          <text:p text:style-name="P36"><text:span text:style-name="T10"><text:s/>000000001111101000101000 <text:s/></text:span><text:span text:style-name="T11">→ 00FA28</text:span></text:p>
        </text:list-item>
        <text:list-item>
          <text:p text:style-name="P36"><text:span text:style-name="T10"><text:s/>000000001111111100000000 <text:s/></text:span><text:span text:style-name="T11">→ 00FF00</text:span></text:p>
        </text:list-item>
      </text:list>
      <text:p text:style-name="P27"/>
      <text:list xml:id="list192709618702862" text:continue-numbering="true" text:style-name="L4">
        <text:list-item>
          <text:p text:style-name="P41"><text:span text:style-name="T10"><text:s/>000000001111111100000000 <text:s/></text:span><text:span text:style-name="T9">→ 00FF00</text:span></text:p>
        </text:list-item>
        <text:list-item>
          <text:p text:style-name="P41"><text:span text:style-name="T10"><text:s/>000000001111101000101000 <text:s/></text:span><text:span text:style-name="T9">→ 00FA28</text:span></text:p>
        </text:list-item>
        <text:list-item>
          <text:p text:style-name="P41"><text:span text:style-name="T10"><text:s/>101010101010101011111111</text:span><text:span text:style-name="T9"> → AAAAFF</text:span></text:p>
        </text:list-item>
        <text:list-item>
          <text:p text:style-name="P37"><text:s/>101010101010101011111111 <text:s/>→ AAAAFF</text:p>
        </text:list-item>
        <text:list-item>
          <text:p text:style-name="P37"><text:s/>000000001111101000101000 <text:s/>→ 00FA28</text:p>
        </text:list-item>
        <text:list-item>
          <text:p text:style-name="P37"><text:s/>000000001111111100000000 <text:s/>→ 00FF00</text:p>
        </text:list-item>
      </text:list>
      <text:p text:style-name="P31"/>
      <text:list xml:id="list192709823965618" text:continue-numbering="true" text:style-name="L4">
        <text:list-item>
          <text:p text:style-name="P36"><text:span text:style-name="T10"><text:s/>000000001111111100000000 <text:s/></text:span><text:span text:style-name="T11">→ 00FF00</text:span></text:p>
        </text:list-item>
        <text:list-item>
          <text:p text:style-name="P36"><text:span text:style-name="T10"><text:s/>000000001111101000101000 <text:s/></text:span><text:span text:style-name="T11">→ 00FA28</text:span></text:p>
        </text:list-item>
        <text:list-item>
          <text:p text:style-name="P36"><text:span text:style-name="T10"><text:s/>000000001111101000101000 <text:s/></text:span><text:span text:style-name="T11">→ 00FA28</text:span></text:p>
        </text:list-item>
        <text:list-item>
          <text:p text:style-name="P36"><text:span text:style-name="T10"><text:s/>000000001111101000101000 <text:s/></text:span><text:span text:style-name="T11">→ 00FA28</text:span></text:p>
        </text:list-item>
        <text:list-item>
          <text:p text:style-name="P36"><text:span text:style-name="T10"><text:s/>000000001111101000101000 <text:s/></text:span><text:span text:style-name="T11">→ 00FA28</text:span></text:p>
        </text:list-item>
        <text:list-item>
          <text:p text:style-name="P36"><text:span text:style-name="T10"><text:s/>000000001111111100000000 </text:span><text:span text:style-name="T11">→ 00FF00</text:span></text:p>
        </text:list-item>
      </text:list>
      <text:p text:style-name="P31"/>
      <text:list xml:id="list192709575416639" text:continue-numbering="true" text:style-name="L4">
        <text:list-item>
          <text:p text:style-name="P36"><text:span text:style-name="T10"><text:s/>000000001111111100000000 <text:s/></text:span><text:span text:style-name="T11">→ 00FF00</text:span></text:p>
        </text:list-item>
        <text:list-item>
          <text:p text:style-name="P36"><text:span text:style-name="T10"><text:s/>111011101110111010101010 <text:s/></text:span><text:span text:style-name="T11">→ EEEEAA</text:span></text:p>
        </text:list-item>
        <text:list-item>
          <text:p text:style-name="P36"><text:span text:style-name="T10"><text:s/>111011101110111010101010 </text:span><text:span text:style-name="T11">→ EEEEAA</text:span></text:p>
        </text:list-item>
        <text:list-item>
          <text:p text:style-name="P36"><text:span text:style-name="T10"><text:s/>111011101110111010101010 </text:span><text:span text:style-name="T11">→ </text:span><text:span text:style-name="T10"><text:s/>EEEEAA</text:span></text:p>
        </text:list-item>
        <text:list-item>
          <text:p text:style-name="P36"><text:span text:style-name="T10"><text:s/>111011101110111010101010 <text:s/></text:span><text:span text:style-name="T11">→ EEEEAA</text:span></text:p>
        </text:list-item>
        <text:list-item>
          <text:p text:style-name="P36"><text:span text:style-name="T10"><text:s/>000000001111111100000000 </text:span><text:span text:style-name="T11">→ 00FF00</text:span></text:p>
        </text:list-item>
      </text:list>
      <text:p text:style-name="P31"/>
      <text:list xml:id="list192710614042402" text:continue-numbering="true" text:style-name="L4">
        <text:list-item>
          <text:p text:style-name="P36"><text:span text:style-name="T10"><text:s/>111011101101110101100110 <text:s/></text:span><text:span text:style-name="T11">→ EEDD66</text:span></text:p>
        </text:list-item>
        <text:list-item>
          <text:p text:style-name="P36"><text:span text:style-name="T10"><text:s/>000000001111111100000000 <text:s/></text:span><text:span text:style-name="T11">→ 00FF00</text:span></text:p>
        </text:list-item>
        <text:list-item>
          <text:p text:style-name="P36"><text:span text:style-name="T10"><text:s/>111011101101110101100110 <text:s/></text:span><text:span text:style-name="T11">→ EEDD66</text:span></text:p>
        </text:list-item>
        <text:list-item>
          <text:p text:style-name="P41"><text:span text:style-name="T10"><text:s/>111011101101110101100110 <text:s/></text:span><text:span text:style-name="T9">→ EEDD66</text:span></text:p>
        </text:list-item>
        <text:list-item>
          <text:p text:style-name="P41"><text:span text:style-name="T10"><text:s/>000000001111111100000000 <text:s/></text:span><text:span text:style-name="T9">→ 00FF00</text:span></text:p>
        </text:list-item>
        <text:list-item>
          <text:p text:style-name="P41"><text:span text:style-name="T10"><text:s/>111011101101110101100110 <text:s/></text:span><text:span text:style-name="T9">→ EEDD66</text:span></text:p>
        </text:list-item>
      </text:list>
      <text:p text:style-name="P28"/>
      <text:p text:style-name="P29"><text:soft-page-break/></text:p>
      <text:p text:style-name="P20"><text:span text:style-name="T9">(26) </text:span>To save memory many programmers use a “word” (the minimum storage unit in memory that has a computer system) to indicate a state for each bit in the word.For example, if the word is 4 bits you could use the first one to know if the player is alive, the second one to know if he plays with a keyboard ora joystick, the third one to know if he has extra life and the fourth one to know if it's a network game. Thus, instead of using 16 bits (4 data to be stored, each 4-bit), it only uses 4.</text:p>
      <text:p text:style-name="P32">The problem arises when you have to activate or deactivate one of these bits and, of course, get the value you save. With what you already know about binary operations, can you think of any way to do it easily?</text:p>
      <text:p text:style-name="P32">For instance, with the word 0101:</text:p>
      <text:p text:style-name="P30">How can I activate bit 1 to get the word 0111? and disable bit 0 to get the word 0110? and how can i get the state of the bit 3 (zero)?</text:p>
      <text:p text:style-name="P30"/>
      <text:p text:style-name="P25">Enable bit 1 → XOR mask (0010) </text:p>
      <text:p text:style-name="P25"/>
      <text:p text:style-name="P25">Disable bit 0 → XOR mask (0001)</text:p>
      <text:p text:style-name="P25"/>
      <text:p text:style-name="P26">Get state of bit 3 → <text:span text:style-name="T28">AND mask (1000). After that you can only get 1000 or 000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 style:family="paragraph" style:default-outline-level="">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15T19:27:09.265000000</dc:date>
    <meta:editing-duration>PT1H34M51S</meta:editing-duration>
    <meta:editing-cycles>7</meta:editing-cycles>
    <meta:generator>LibreOffice/7.2.2.2$Windows_X86_64 LibreOffice_project/02b2acce88a210515b4a5bb2e46cbfb63fe97d56</meta:generator>
    <dc:title>Plantilla CEED</dc:title>
    <meta:initial-creator>Alfredo Oltra Orengo</meta:initial-creator>
    <meta:creation-date>2020-09-27T19:05:00</meta:creation-date>
    <meta:document-statistic meta:table-count="0" meta:image-count="0" meta:object-count="0" meta:page-count="6" meta:paragraph-count="149" meta:word-count="1357" meta:character-count="7437" meta:non-whitespace-character-count="6208"/>
  </office:meta>
</office:document-meta>
</file>